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7e57c2"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t" table:style-name="ta1">
        <table:table-column table:style-name="co1" table:number-columns-repeated="9" table:default-cell-style-name="ce2"/>
        <table:table-column table:style-name="co1" table:number-columns-repeated="16375"/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p1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p2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><text:s text:c="2"/>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table:number-columns-repeated="5" office:value-type="string" calcext:value-type="string">
            <text:p><text:s text:c="2"/>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p2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5" office:value-type="string" calcext:value-type="string">
            <text:p><text:s text:c="2"/>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<text:s text:c="2"/>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<text:s text:c="2"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p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<text:s text:c="2"/>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<text:s/>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table:number-columns-repeated="2" office:value-type="string" calcext:value-type="string">
            <text:p>p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 text:c="2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table:number-columns-repeated="2" office:value-type="string" calcext:value-type="string">
            <text:p>p2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3" office:value-type="string" calcext:value-type="string">
            <text:p><text:s text:c="2"/></text:p>
          </table:table-cell>
        </table:table-row>
        <table:table-row table:style-name="ro1" table:number-rows-repeated="104848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2-12-17T13:06:29.458882182</dc:date>
    <meta:editing-duration>PT10M17S</meta:editing-duration>
    <meta:editing-cycles>2</meta:editing-cycles>
    <meta:document-statistic meta:table-count="1" meta:cell-count="702" meta:object-count="0"/>
  </office:meta>
</office:document-meta>
</file>